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9.407cm" table:align="left"/>
    </style:style>
    <style:style style:name="Tableau1.A" style:family="table-column">
      <style:table-column-properties style:column-width="2.626cm"/>
    </style:style>
    <style:style style:name="Tableau1.B" style:family="table-column">
      <style:table-column-properties style:column-width="2.63cm"/>
    </style:style>
    <style:style style:name="Tableau1.C" style:family="table-column">
      <style:table-column-properties style:column-width="0.134cm"/>
    </style:style>
    <style:style style:name="Tableau1.D" style:family="table-column">
      <style:table-column-properties style:column-width="1.199cm"/>
    </style:style>
    <style:style style:name="Tableau1.E" style:family="table-column">
      <style:table-column-properties style:column-width="1.102cm"/>
    </style:style>
    <style:style style:name="Tableau1.F" style:family="table-column">
      <style:table-column-properties style:column-width="1.7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fo:font-size="11pt" officeooo:paragraph-rsid="002d99e7" style:font-size-asian="11pt" style:font-size-complex="11pt"/>
    </style:style>
    <style:style style:name="P2" style:family="paragraph" style:parent-style-name="Standard">
      <style:text-properties style:use-window-font-color="true" fo:font-size="11pt" officeooo:rsid="005e492a" officeooo:paragraph-rsid="005e492a" style:font-size-asian="11pt" style:font-size-complex="11pt"/>
    </style:style>
    <style:style style:name="P3" style:family="paragraph" style:parent-style-name="Standard">
      <style:text-properties style:use-window-font-color="true" fo:font-size="11pt" officeooo:paragraph-rsid="006a627c" style:font-size-asian="11pt" style:font-size-complex="11pt"/>
    </style:style>
    <style:style style:name="P4" style:family="paragraph" style:parent-style-name="Standard">
      <style:text-properties style:use-window-font-color="true" fo:font-size="11pt" officeooo:rsid="006e685a" officeooo:paragraph-rsid="006e685a" style:font-size-asian="11pt" style:font-size-complex="11pt"/>
    </style:style>
    <style:style style:name="P5" style:family="paragraph" style:parent-style-name="Standard">
      <style:text-properties style:use-window-font-color="true" fo:font-size="11pt" officeooo:paragraph-rsid="005e7dd4" style:font-size-asian="11pt" style:font-size-complex="11pt"/>
    </style:style>
    <style:style style:name="P6" style:family="paragraph" style:parent-style-name="Standard">
      <style:text-properties style:use-window-font-color="true" fo:font-size="11pt" officeooo:paragraph-rsid="005e492a" style:font-size-asian="11pt" style:font-size-complex="11pt"/>
    </style:style>
    <style:style style:name="P7" style:family="paragraph" style:parent-style-name="Standard">
      <style:text-properties style:use-window-font-color="true" fo:font-size="11pt" officeooo:rsid="000c4da5" officeooo:paragraph-rsid="0079d8d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1pt" officeooo:rsid="00466ecb" officeooo:paragraph-rsid="0077900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1pt" officeooo:paragraph-rsid="0077900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1pt" officeooo:paragraph-rsid="006e685a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1pt" officeooo:paragraph-rsid="0069cc4a" style:font-size-asian="11pt" style:font-size-complex="11pt"/>
    </style:style>
    <style:style style:name="P12" style:family="paragraph" style:parent-style-name="Standard">
      <style:text-properties style:use-window-font-color="true" fo:font-size="11pt" officeooo:paragraph-rsid="0083ebe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1pt" officeooo:rsid="0069cc4a" officeooo:paragraph-rsid="0069cc4a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ize="11pt" officeooo:rsid="006a627c" officeooo:paragraph-rsid="006a627c" style:font-size-asian="11pt" style:font-size-complex="11pt"/>
    </style:style>
    <style:style style:name="P15" style:family="paragraph" style:parent-style-name="Standard">
      <style:text-properties style:use-window-font-color="true" fo:font-size="11pt" fo:font-weight="bold" officeooo:rsid="005e492a" officeooo:paragraph-rsid="005e492a" style:font-size-asian="11pt" style:font-weight-asian="bold" style:font-size-complex="11pt" style:font-weight-complex="bold"/>
    </style:style>
    <style:style style:name="P16" style:family="paragraph" style:parent-style-name="Standard">
      <style:text-properties style:use-window-font-color="true" fo:font-size="11pt" fo:font-weight="bold" officeooo:paragraph-rsid="0060f47f" style:font-size-asian="11pt" style:font-weight-asian="bold" style:font-size-complex="11pt" style:font-weight-complex="bold"/>
    </style:style>
    <style:style style:name="P17" style:family="paragraph" style:parent-style-name="Standard">
      <style:text-properties style:use-window-font-color="true" fo:font-size="11pt" fo:font-weight="bold" officeooo:rsid="0045462e" officeooo:paragraph-rsid="00749b7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1pt" fo:font-weight="bold" officeooo:rsid="0045462e" officeooo:paragraph-rsid="0045462e" style:font-size-asian="11pt" style:font-weight-asian="bold" style:font-size-complex="11pt" style:font-weight-complex="bold"/>
    </style:style>
    <style:style style:name="P19" style:family="paragraph" style:parent-style-name="Standard">
      <style:text-properties style:use-window-font-color="true" fo:font-size="11pt" fo:font-weight="bold" officeooo:rsid="00466ecb" officeooo:paragraph-rsid="00749b7f" style:font-size-asian="11pt" style:font-weight-asian="bold" style:font-size-complex="11pt" style:font-weight-complex="bold"/>
    </style:style>
    <style:style style:name="P20" style:family="paragraph" style:parent-style-name="Standard">
      <style:text-properties style:use-window-font-color="true" fo:font-size="11pt" fo:font-weight="bold" officeooo:rsid="00466ecb" officeooo:paragraph-rsid="0076d264" style:font-size-asian="11pt" style:font-weight-asian="bold" style:font-size-complex="11pt" style:font-weight-complex="bold"/>
    </style:style>
    <style:style style:name="P21" style:family="paragraph" style:parent-style-name="Standard">
      <style:text-properties style:use-window-font-color="true" fo:font-size="11pt" fo:font-weight="bold" officeooo:rsid="00466ecb" officeooo:paragraph-rsid="0079705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1pt" fo:font-weight="bold" officeooo:rsid="00466ecb" officeooo:paragraph-rsid="00773ff9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1pt" fo:font-weight="bold" officeooo:rsid="0069cc4a" officeooo:paragraph-rsid="0069cc4a" style:font-size-asian="11pt" style:font-weight-asian="bold" style:font-size-complex="11pt" style:font-weight-complex="bold"/>
    </style:style>
    <style:style style:name="P24" style:family="paragraph" style:parent-style-name="Standard">
      <style:text-properties style:use-window-font-color="true" fo:font-size="11pt" fo:font-style="italic" officeooo:paragraph-rsid="006a627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1pt" fo:font-weight="normal" officeooo:rsid="00773ff9" officeooo:paragraph-rsid="0076d264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use-window-font-color="true" fo:font-size="11pt" fo:font-weight="normal" officeooo:rsid="002d99e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paragraph-rsid="006d7cc7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use-window-font-color="true" fo:font-size="7pt" style:font-size-asian="6.09999990463257pt" style:font-size-complex="7pt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ize="7pt" officeooo:paragraph-rsid="0077900c" style:font-size-asian="6.09999990463257pt" style:font-size-complex="7pt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paragraph-rsid="0076d264"/>
    </style:style>
    <style:style style:name="P31" style:family="paragraph" style:parent-style-name="Standard">
      <style:text-properties style:use-window-font-color="true" fo:font-size="10.5pt" officeooo:paragraph-rsid="005e492a" style:font-size-asian="10.5pt" style:font-size-complex="10.5pt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0.5pt" officeooo:paragraph-rsid="0069cc4a" style:font-size-asian="10.5pt" style:font-size-complex="10.5pt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0.5pt" fo:font-weight="bold" officeooo:paragraph-rsid="0069cc4a" style:font-size-asian="10.5pt" style:font-weight-asian="bold" style:font-size-complex="10.5pt" style:font-weight-complex="bold"/>
    </style:style>
    <style:style style:name="P34" style:family="paragraph" style:parent-style-name="Standard">
      <style:text-properties style:use-window-font-color="true" officeooo:paragraph-rsid="005e7dd4"/>
    </style:style>
    <style:style style:name="P35" style:family="paragraph" style:parent-style-name="Standard">
      <style:text-properties fo:font-size="11pt" style:font-size-asian="11pt" style:font-size-complex="11pt"/>
    </style:style>
    <style:style style:name="P36" style:family="paragraph" style:parent-style-name="Standard">
      <style:text-properties fo:font-size="11pt" officeooo:paragraph-rsid="00405d1c" style:font-size-asian="11pt" style:font-size-complex="11pt"/>
    </style:style>
    <style:style style:name="P37" style:family="paragraph" style:parent-style-name="Standard">
      <style:text-properties fo:font-size="11pt" officeooo:paragraph-rsid="0058b2e8" style:font-size-asian="11pt" style:font-size-complex="11pt"/>
    </style:style>
    <style:style style:name="P38" style:family="paragraph" style:parent-style-name="Standard">
      <style:text-properties fo:font-size="11pt" officeooo:paragraph-rsid="005e7dd4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fo:font-size="11pt" officeooo:paragraph-rsid="005e7dd4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officeooo:paragraph-rsid="0076d264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font-size="11pt" officeooo:paragraph-rsid="0058b2e8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fo:font-size="11pt" officeooo:paragraph-rsid="006536e5" style:font-size-asian="11pt" style:font-size-complex="11pt"/>
    </style:style>
    <style:style style:name="P44" style:family="paragraph" style:parent-style-name="Standard">
      <style:text-properties fo:font-size="11pt" officeooo:paragraph-rsid="006991e6" style:font-size-asian="11pt" style:font-size-complex="11pt"/>
    </style:style>
    <style:style style:name="P45" style:family="paragraph" style:parent-style-name="Standard">
      <style:text-properties fo:font-size="11pt" officeooo:rsid="005e492a" officeooo:paragraph-rsid="005e492a" style:font-size-asian="11pt" style:font-size-complex="11pt"/>
    </style:style>
    <style:style style:name="P46" style:family="paragraph" style:parent-style-name="Standard">
      <style:text-properties fo:font-size="11pt" officeooo:rsid="00466ecb" officeooo:paragraph-rsid="00749b7f" style:font-size-asian="11pt" style:font-size-complex="11pt"/>
    </style:style>
    <style:style style:name="P47" style:family="paragraph" style:parent-style-name="Standard">
      <style:text-properties fo:font-size="11pt" officeooo:paragraph-rsid="007eb89f" style:font-size-asian="11pt" style:font-size-complex="11pt"/>
    </style:style>
    <style:style style:name="P48" style:family="paragraph" style:parent-style-name="Standard">
      <style:text-properties fo:font-size="11pt" officeooo:paragraph-rsid="006e685a" style:font-size-asian="11pt" style:font-size-complex="11pt"/>
    </style:style>
    <style:style style:name="P49" style:family="paragraph" style:parent-style-name="Standard">
      <style:text-properties fo:font-size="11pt" officeooo:paragraph-rsid="0085b0d0" style:font-size-asian="11pt" style:font-size-complex="11pt"/>
    </style:style>
    <style:style style:name="P50" style:family="paragraph" style:parent-style-name="Standard">
      <style:text-properties fo:font-size="11pt" fo:font-weight="bold" officeooo:rsid="005e492a" officeooo:paragraph-rsid="005e492a" style:font-size-asian="11pt" style:font-weight-asian="bold" style:font-size-complex="11pt" style:font-weight-complex="bold"/>
    </style:style>
    <style:style style:name="P51" style:family="paragraph" style:parent-style-name="Standard">
      <style:text-properties fo:font-size="11pt" fo:font-weight="bold" officeooo:rsid="005e492a" officeooo:paragraph-rsid="007eb89f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1pt" fo:font-weight="bold" officeooo:rsid="007d4f38" officeooo:paragraph-rsid="007d4f38" style:font-size-asian="11pt" style:font-weight-asian="bold" style:font-size-complex="11pt" style:font-weight-complex="bold"/>
    </style:style>
    <style:style style:name="P53" style:family="paragraph" style:parent-style-name="Standard">
      <style:text-properties fo:font-size="11pt" fo:font-weight="normal" officeooo:rsid="005e492a" officeooo:paragraph-rsid="007eb89f" style:font-size-asian="11pt" style:font-weight-asian="normal" style:font-size-complex="11pt" style:font-weight-complex="normal"/>
    </style:style>
    <style:style style:name="P54" style:family="paragraph" style:parent-style-name="Standard">
      <style:text-properties fo:color="#ff3333"/>
    </style:style>
    <style:style style:name="P55" style:family="paragraph" style:parent-style-name="Standard">
      <style:text-properties fo:color="#ff3333" fo:font-size="11pt" officeooo:rsid="005e492a" officeooo:paragraph-rsid="005e492a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fo:color="#ff3333" fo:font-size="11pt" officeooo:rsid="001e42a2" officeooo:paragraph-rsid="0069cc4a" style:font-size-asian="11pt" style:font-size-complex="11pt"/>
    </style:style>
    <style:style style:name="P57" style:family="paragraph" style:parent-style-name="Standard">
      <style:text-properties fo:color="#ff3333" fo:font-size="11pt" officeooo:rsid="0035bc3f" officeooo:paragraph-rsid="006e685a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fo:color="#ff3333" fo:font-size="11pt" officeooo:rsid="0035bc3f" officeooo:paragraph-rsid="005e7dd4" style:font-size-asian="11pt" style:font-size-complex="11pt"/>
    </style:style>
    <style:style style:name="P59" style:family="paragraph" style:parent-style-name="Standard">
      <style:text-properties fo:color="#ff3333" fo:font-size="11pt" officeooo:rsid="006e685a" officeooo:paragraph-rsid="007236cc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fo:color="#ff3333" fo:font-size="11pt" officeooo:rsid="00391b98" officeooo:paragraph-rsid="0077900c" style:font-size-asian="11pt" style:font-size-complex="11pt"/>
    </style:style>
    <style:style style:name="P61" style:family="paragraph" style:parent-style-name="Standard">
      <style:text-properties fo:color="#ff3333" fo:font-size="11pt" fo:font-weight="bold" officeooo:rsid="007fa4b9" officeooo:paragraph-rsid="007fa4b9" style:font-size-asian="11pt" style:font-weight-asian="bold" style:font-size-complex="11pt" style:font-weight-complex="bold"/>
    </style:style>
    <style:style style:name="P62" style:family="paragraph" style:parent-style-name="Standard">
      <style:text-properties fo:color="#ff3333" fo:font-size="11pt" fo:font-weight="bold" officeooo:rsid="007d4f38" officeooo:paragraph-rsid="007d4f38" style:font-size-asian="11pt" style:font-weight-asian="bold" style:font-size-complex="11pt" style:font-weight-complex="bold"/>
    </style:style>
    <style:style style:name="P63" style:family="paragraph" style:parent-style-name="Standard">
      <style:text-properties fo:color="#ff3333" fo:font-size="11pt" fo:font-style="normal" fo:font-weight="normal" officeooo:rsid="00774706" officeooo:paragraph-rsid="0079d8dd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text-properties fo:color="#ff3333" fo:font-weight="bold" officeooo:paragraph-rsid="007236cc" style:font-weight-asian="bold" style:font-weight-complex="bold"/>
    </style:style>
    <style:style style:name="P65" style:family="paragraph" style:parent-style-name="Standard">
      <style:text-properties fo:color="#ff3333" fo:font-size="12pt" fo:font-weight="bold" officeooo:rsid="004bc3c3" officeooo:paragraph-rsid="0060f47f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ff3333" fo:font-size="12pt" fo:font-weight="normal" officeooo:rsid="0013f79c" officeooo:paragraph-rsid="0060f47f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7pt" style:font-size-asian="6.09999990463257pt" style:font-size-complex="7pt"/>
    </style:style>
    <style:style style:name="P68" style:family="paragraph" style:parent-style-name="Standard">
      <style:text-properties fo:font-size="7pt" officeooo:paragraph-rsid="007eb89f" style:font-size-asian="6.09999990463257pt" style:font-size-complex="7pt"/>
    </style:style>
    <style:style style:name="P69" style:family="paragraph" style:parent-style-name="Standard">
      <style:text-properties fo:font-weight="bold" officeooo:rsid="0061ba38" officeooo:paragraph-rsid="0061ba38" style:font-weight-asian="bold" style:font-weight-complex="bold"/>
    </style:style>
    <style:style style:name="P70" style:family="paragraph" style:parent-style-name="Standard">
      <style:text-properties officeooo:paragraph-rsid="0058b2e8"/>
    </style:style>
    <style:style style:name="P71" style:family="paragraph" style:parent-style-name="Standard">
      <style:text-properties fo:color="#ff0000" fo:font-size="10.5pt" officeooo:paragraph-rsid="005e7dd4" style:font-size-asian="10.5pt" style:font-size-complex="10.5pt"/>
    </style:style>
    <style:style style:name="P72" style:family="paragraph" style:parent-style-name="Standard">
      <style:text-properties fo:color="#ff0000" fo:font-size="11pt" fo:font-style="normal" fo:font-weight="normal" officeooo:rsid="00774706" officeooo:paragraph-rsid="0079705d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ff0000" fo:font-size="12pt" officeooo:paragraph-rsid="0068da47" style:font-size-asian="10.5pt" style:font-size-complex="12pt"/>
    </style:style>
    <style:style style:name="P74" style:family="paragraph" style:parent-style-name="Standard">
      <style:text-properties officeooo:paragraph-rsid="0061ba38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65389d" officeooo:paragraph-rsid="0065389d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65389d" officeooo:paragraph-rsid="00694a60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fo:font-weight="bold" officeooo:paragraph-rsid="0061ba38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paragraph-rsid="0065389d"/>
    </style:style>
    <style:style style:name="P79" style:family="paragraph" style:parent-style-name="Standard">
      <style:paragraph-properties fo:text-align="justify" style:justify-single-word="false"/>
      <style:text-properties officeooo:paragraph-rsid="00694a60"/>
    </style:style>
    <style:style style:name="P80" style:family="paragraph" style:parent-style-name="Standard">
      <style:paragraph-properties fo:text-align="justify" style:justify-single-word="false"/>
      <style:text-properties officeooo:paragraph-rsid="0061ba38"/>
    </style:style>
    <style:style style:name="P81" style:family="paragraph" style:parent-style-name="Text_20_body">
      <style:text-properties fo:font-size="11pt" officeooo:paragraph-rsid="00439fb1" style:font-size-asian="11pt" style:font-size-complex="11pt"/>
    </style:style>
    <style:style style:name="P82" style:family="paragraph" style:parent-style-name="Text_20_body">
      <style:text-properties fo:color="#ff3333" fo:font-size="11pt" fo:font-weight="bold" officeooo:rsid="004bc3c3" officeooo:paragraph-rsid="007b0d62" style:font-size-asian="11pt" style:font-weight-asian="bold" style:font-size-complex="11pt" style:font-weight-complex="bold"/>
    </style:style>
    <style:style style:name="P83" style:family="paragraph" style:parent-style-name="Text_20_body">
      <style:text-properties fo:color="#ff3333" fo:font-size="11pt" fo:font-weight="bold" officeooo:rsid="004bc3c3" officeooo:paragraph-rsid="0080674f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font-size="11pt" officeooo:rsid="006a80b1" officeooo:paragraph-rsid="006a80b1" style:font-size-asian="11pt" style:font-size-complex="11pt"/>
    </style:style>
    <style:style style:name="P85" style:family="paragraph" style:parent-style-name="Table_20_Contents">
      <style:text-properties fo:font-size="11pt" fo:font-weight="bold" officeooo:rsid="006a80b1" officeooo:paragraph-rsid="006a80b1" style:font-size-asian="11pt" style:font-weight-asian="bold" style:font-size-complex="11pt" style:font-weight-complex="bold"/>
    </style:style>
    <style:style style:name="P86" style:family="paragraph" style:parent-style-name="Standard_20__28_user_29_">
      <style:paragraph-properties fo:text-align="justify" style:justify-single-word="false"/>
      <style:text-properties officeooo:paragraph-rsid="0087cc12"/>
    </style:style>
    <style:style style:name="P87" style:family="paragraph" style:parent-style-name="Standard_20__28_user_29_">
      <style:paragraph-properties fo:text-align="justify" style:justify-single-word="false"/>
      <style:text-properties fo:color="#ff3333" fo:font-size="13pt" fo:font-weight="bold" officeooo:rsid="0003317a" officeooo:paragraph-rsid="0087cc12" style:font-name-asian="Tms Rmn" style:font-size-asian="13pt" style:font-weight-asian="bold" style:font-name-complex="Tms Rmn" style:font-size-complex="13pt"/>
    </style:style>
    <style:style style:name="P88" style:family="paragraph" style:parent-style-name="Standard_20__28_user_29_">
      <style:paragraph-properties fo:text-align="justify" style:justify-single-word="false"/>
      <style:text-properties fo:color="#ff3333" fo:font-size="11pt" fo:font-weight="bold" officeooo:rsid="0003317a" officeooo:paragraph-rsid="0087cc12" style:font-name-asian="Tms Rmn" style:font-size-asian="11pt" style:font-weight-asian="bold" style:font-name-complex="Tms Rmn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6e78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3f217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58b2e8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d99e7" style:font-style-asian="italic" style:font-style-complex="italic"/>
    </style:style>
    <style:style style:name="T8" style:family="text">
      <style:text-properties fo:font-style="italic" officeooo:rsid="0011fbff" style:font-style-asian="italic" style:font-style-complex="italic"/>
    </style:style>
    <style:style style:name="T9" style:family="text">
      <style:text-properties fo:font-style="italic" officeooo:rsid="00405d1c" style:font-style-asian="italic" style:font-style-complex="italic"/>
    </style:style>
    <style:style style:name="T10" style:family="text">
      <style:text-properties fo:font-style="italic" officeooo:rsid="003db727" style:font-style-asian="italic" style:font-style-complex="italic"/>
    </style:style>
    <style:style style:name="T11" style:family="text">
      <style:text-properties fo:font-style="italic" officeooo:rsid="006a80b1" style:font-style-asian="italic" style:font-style-complex="italic"/>
    </style:style>
    <style:style style:name="T12" style:family="text">
      <style:text-properties fo:font-style="italic" fo:font-weight="bold" officeooo:rsid="00439fb1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b2e8" style:font-weight-asian="bold" style:font-weight-complex="bold"/>
    </style:style>
    <style:style style:name="T15" style:family="text">
      <style:text-properties fo:font-weight="bold" officeooo:rsid="005e7dd4" style:font-weight-asian="bold" style:font-weight-complex="bold"/>
    </style:style>
    <style:style style:name="T16" style:family="text">
      <style:text-properties fo:font-weight="bold" officeooo:rsid="0061ba38" style:font-weight-asian="bold" style:font-weight-complex="bold"/>
    </style:style>
    <style:style style:name="T17" style:family="text">
      <style:text-properties fo:font-weight="bold" officeooo:rsid="00623e76" style:font-weight-asian="bold" style:font-weight-complex="bold"/>
    </style:style>
    <style:style style:name="T18" style:family="text">
      <style:text-properties fo:font-weight="bold" officeooo:rsid="0065389d" style:font-weight-asian="bold" style:font-weight-complex="bold"/>
    </style:style>
    <style:style style:name="T19" style:family="text">
      <style:text-properties fo:font-weight="bold" officeooo:rsid="006991e6" style:font-weight-asian="bold" style:font-weight-complex="bold"/>
    </style:style>
    <style:style style:name="T20" style:family="text">
      <style:text-properties fo:font-weight="bold" officeooo:rsid="005e492a" style:font-weight-asian="bold" style:font-weight-complex="bold"/>
    </style:style>
    <style:style style:name="T21" style:family="text">
      <style:text-properties fo:font-weight="bold" officeooo:rsid="0069cc4a" style:font-weight-asian="bold" style:font-weight-complex="bold"/>
    </style:style>
    <style:style style:name="T22" style:family="text">
      <style:text-properties fo:font-weight="bold" officeooo:rsid="006a627c" style:font-weight-asian="bold" style:font-weight-complex="bold"/>
    </style:style>
    <style:style style:name="T23" style:family="text">
      <style:text-properties fo:font-weight="bold" officeooo:rsid="006a80b1" style:font-weight-asian="bold" style:font-weight-complex="bold"/>
    </style:style>
    <style:style style:name="T24" style:family="text">
      <style:text-properties fo:font-weight="bold" officeooo:rsid="006e685a" style:font-weight-asian="bold" style:font-weight-complex="bold"/>
    </style:style>
    <style:style style:name="T25" style:family="text">
      <style:text-properties fo:font-weight="bold" officeooo:rsid="00749b7f" style:font-weight-asian="bold" style:font-weight-complex="bold"/>
    </style:style>
    <style:style style:name="T26" style:family="text">
      <style:text-properties fo:font-weight="bold" officeooo:rsid="0077900c" style:font-weight-asian="bold" style:font-weight-complex="bold"/>
    </style:style>
    <style:style style:name="T27" style:family="text">
      <style:text-properties fo:font-weight="bold" officeooo:rsid="0079d8dd" style:font-weight-asian="bold" style:font-weight-complex="bold"/>
    </style:style>
    <style:style style:name="T28" style:family="text">
      <style:text-properties fo:font-weight="bold" officeooo:rsid="007eb89f" style:font-weight-asian="bold" style:font-weight-complex="bold"/>
    </style:style>
    <style:style style:name="T29" style:family="text">
      <style:text-properties fo:font-weight="bold" officeooo:rsid="0085b0d0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65389d" style:font-weight-asian="normal" style:font-weight-complex="normal"/>
    </style:style>
    <style:style style:name="T32" style:family="text">
      <style:text-properties fo:font-weight="normal" officeooo:rsid="00773ff9" style:font-weight-asian="normal" style:font-weight-complex="normal"/>
    </style:style>
    <style:style style:name="T33" style:family="text">
      <style:text-properties fo:font-weight="normal" officeooo:rsid="00774706" style:font-weight-asian="normal" style:font-weight-complex="normal"/>
    </style:style>
    <style:style style:name="T34" style:family="text">
      <style:text-properties officeooo:rsid="0006bbc2"/>
    </style:style>
    <style:style style:name="T35" style:family="text">
      <style:text-properties officeooo:rsid="000b0942"/>
    </style:style>
    <style:style style:name="T36" style:family="text">
      <style:text-properties fo:color="#ff3333" fo:font-size="11pt" fo:font-weight="bold" style:font-name-asian="Tms Rmn" style:font-size-asian="11pt" style:font-weight-asian="bold" style:font-name-complex="Tms Rmn"/>
    </style:style>
    <style:style style:name="T37" style:family="text">
      <style:text-properties fo:color="#ff3333" fo:font-size="11pt" fo:font-weight="bold" officeooo:rsid="0003317a" style:font-name-asian="Tms Rmn" style:font-size-asian="11pt" style:font-weight-asian="bold" style:font-name-complex="Tms Rmn"/>
    </style:style>
    <style:style style:name="T38" style:family="text">
      <style:text-properties officeooo:rsid="002d99e7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5e492a" style:font-weight-asian="bold" style:font-weight-complex="bold"/>
    </style:style>
    <style:style style:name="T42" style:family="text">
      <style:text-properties style:use-window-font-color="true" fo:font-weight="bold" officeooo:rsid="005e7dd4" style:font-weight-asian="bold" style:font-weight-complex="bold"/>
    </style:style>
    <style:style style:name="T43" style:family="text">
      <style:text-properties style:use-window-font-color="true" fo:font-weight="bold" officeooo:rsid="006e685a" style:font-weight-asian="bold" style:font-weight-complex="bold"/>
    </style:style>
    <style:style style:name="T44" style:family="text">
      <style:text-properties style:use-window-font-color="true" fo:font-weight="bold" officeooo:rsid="00749b7f" style:font-weight-asian="bold" style:font-weight-complex="bold"/>
    </style:style>
    <style:style style:name="T45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use-window-font-color="true" fo:font-style="normal" fo:font-weight="bold" officeooo:rsid="00439fb1" style:font-style-asian="normal" style:font-weight-asian="bold" style:font-style-complex="normal" style:font-weight-complex="bold"/>
    </style:style>
    <style:style style:name="T47" style:family="text">
      <style:text-properties style:use-window-font-color="true" fo:font-style="normal" fo:font-weight="bold" officeooo:rsid="005e492a" style:font-style-asian="normal" style:font-weight-asian="bold" style:font-style-complex="normal" style:font-weight-complex="bold"/>
    </style:style>
    <style:style style:name="T48" style:family="text">
      <style:text-properties style:use-window-font-color="true" fo:font-style="normal" fo:font-weight="bold" officeooo:rsid="00766b73" style:font-style-asian="normal" style:font-weight-asian="bold" style:font-style-complex="normal" style:font-weight-complex="bold"/>
    </style:style>
    <style:style style:name="T49" style:family="text">
      <style:text-properties style:use-window-font-color="true" fo:font-style="normal" fo:font-weight="bold" officeooo:rsid="00749b7f" style:font-style-asian="normal" style:font-weight-asian="bold" style:font-style-complex="normal" style:font-weight-complex="bold"/>
    </style:style>
    <style:style style:name="T50" style:family="text">
      <style:text-properties style:use-window-font-color="true" fo:font-style="normal" fo:font-weight="bold" officeooo:rsid="0069cc4a" style:font-style-asian="normal" style:font-weight-asian="bold" style:font-style-complex="normal" style:font-weight-complex="bold"/>
    </style:style>
    <style:style style:name="T51" style:family="text">
      <style:text-properties style:use-window-font-color="true" fo:font-style="normal" fo:font-weight="bold" officeooo:rsid="006e685a" style:font-style-asian="normal" style:font-weight-asian="bold" style:font-style-complex="normal" style:font-weight-complex="bold"/>
    </style:style>
    <style:style style:name="T52" style:family="text">
      <style:text-properties style:use-window-font-color="true" fo:font-style="normal" fo:font-weight="bold" officeooo:rsid="000c4da5" style:font-style-asian="normal" style:font-weight-asian="bold" style:font-style-complex="normal" style:font-weight-complex="bold"/>
    </style:style>
    <style:style style:name="T53" style:family="text">
      <style:text-properties style:use-window-font-color="true" fo:font-style="normal" fo:font-weight="bold" officeooo:rsid="006d7cc7" style:font-style-asian="normal" style:font-weight-asian="bold" style:font-style-complex="normal" style:font-weight-complex="bold"/>
    </style:style>
    <style:style style:name="T54" style:family="text">
      <style:text-properties style:use-window-font-color="true" fo:font-style="normal" style:font-style-asian="normal" style:font-style-complex="normal"/>
    </style:style>
    <style:style style:name="T55" style:family="text">
      <style:text-properties style:use-window-font-color="true" fo:font-style="normal" officeooo:rsid="00439fb1" style:font-style-asian="normal" style:font-style-complex="normal"/>
    </style:style>
    <style:style style:name="T56" style:family="text">
      <style:text-properties style:use-window-font-color="true" fo:font-style="normal" officeooo:rsid="000b0942" style:font-style-asian="normal" style:font-style-complex="normal"/>
    </style:style>
    <style:style style:name="T57" style:family="text">
      <style:text-properties style:use-window-font-color="true" officeooo:rsid="006e685a"/>
    </style:style>
    <style:style style:name="T58" style:family="text">
      <style:text-properties style:use-window-font-color="true" officeooo:rsid="005e492a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0b0942" style:font-weight-asian="normal" style:font-weight-complex="normal"/>
    </style:style>
    <style:style style:name="T61" style:family="text">
      <style:text-properties style:use-window-font-color="true" fo:font-weight="normal" officeooo:rsid="002d99e7" style:font-weight-asian="normal" style:font-weight-complex="normal"/>
    </style:style>
    <style:style style:name="T62" style:family="text">
      <style:text-properties style:use-window-font-color="true" fo:font-weight="normal" officeooo:rsid="0079d8dd" style:font-weight-asian="normal" style:font-weight-complex="normal"/>
    </style:style>
    <style:style style:name="T63" style:family="text">
      <style:text-properties style:use-window-font-color="true" fo:font-weight="normal" officeooo:rsid="007b0d62" style:font-weight-asian="normal" style:font-weight-complex="normal"/>
    </style:style>
    <style:style style:name="T64" style:family="text">
      <style:text-properties style:use-window-font-color="true" fo:font-weight="normal" officeooo:rsid="0080674f" style:font-weight-asian="normal" style:font-weight-complex="normal"/>
    </style:style>
    <style:style style:name="T65" style:family="text">
      <style:text-properties style:use-window-font-color="true" fo:font-weight="normal" officeooo:rsid="005ed290" style:font-weight-asian="normal" style:font-weight-complex="normal"/>
    </style:style>
    <style:style style:name="T66" style:family="text">
      <style:text-properties style:use-window-font-color="true" fo:font-weight="normal" officeooo:rsid="0085b0d0" style:font-weight-asian="normal" style:font-weight-complex="normal"/>
    </style:style>
    <style:style style:name="T67" style:family="text">
      <style:text-properties style:use-window-font-color="true" fo:font-weight="normal" officeooo:rsid="0076d264" style:font-weight-asian="normal" style:font-weight-complex="normal"/>
    </style:style>
    <style:style style:name="T68" style:family="text">
      <style:text-properties style:use-window-font-color="true" officeooo:rsid="006ef35e"/>
    </style:style>
    <style:style style:name="T69" style:family="text">
      <style:text-properties style:use-window-font-color="true" officeooo:rsid="00749b7f"/>
    </style:style>
    <style:style style:name="T70" style:family="text">
      <style:text-properties style:use-window-font-color="true" officeooo:rsid="007b0d62"/>
    </style:style>
    <style:style style:name="T71" style:family="text">
      <style:text-properties style:use-window-font-color="true" officeooo:rsid="0080674f"/>
    </style:style>
    <style:style style:name="T72" style:family="text">
      <style:text-properties style:use-window-font-color="true" fo:font-style="italic" officeooo:rsid="0080674f" style:font-style-asian="italic" style:font-style-complex="italic"/>
    </style:style>
    <style:style style:name="T73" style:family="text">
      <style:text-properties style:use-window-font-color="true" officeooo:rsid="000c4da5"/>
    </style:style>
    <style:style style:name="T74" style:family="text">
      <style:text-properties officeooo:rsid="0011fbff"/>
    </style:style>
    <style:style style:name="T75" style:family="text">
      <style:text-properties officeooo:rsid="00405d1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11fbff" style:font-style-asian="normal" style:font-style-complex="normal"/>
    </style:style>
    <style:style style:name="T78" style:family="text">
      <style:text-properties fo:font-style="normal" officeooo:rsid="00766b73" style:font-style-asian="normal" style:font-style-complex="normal"/>
    </style:style>
    <style:style style:name="T79" style:family="text">
      <style:text-properties fo:font-style="normal" officeooo:rsid="00439fb1" style:font-style-asian="normal" style:font-style-complex="normal"/>
    </style:style>
    <style:style style:name="T80" style:family="text">
      <style:text-properties fo:font-style="normal" officeooo:rsid="00773ff9" style:font-style-asian="normal" style:font-style-complex="normal"/>
    </style:style>
    <style:style style:name="T81" style:family="text">
      <style:text-properties fo:font-style="normal" officeooo:rsid="002fe2f1" style:font-style-asian="normal" style:font-style-complex="normal"/>
    </style:style>
    <style:style style:name="T82" style:family="text">
      <style:text-properties fo:font-style="normal" officeooo:rsid="0079d8dd" style:font-style-asian="normal" style:font-style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2d99e7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19b0b0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0b0942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0c4da5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6b9993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69cc4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6e685a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749b7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766b73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439fb1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774706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0920aa" style:font-style-asian="normal" style:font-weight-asian="bold" style:font-style-complex="normal" style:font-weight-complex="bold"/>
    </style:style>
    <style:style style:name="T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0b094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0c4da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6b999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6d7cc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4e87a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39fb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77470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0920aa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77900c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2fe2f1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3473f7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83ebe4" style:font-style-asian="normal" style:font-weight-asian="normal" style:font-style-complex="normal" style:font-weight-complex="normal"/>
    </style:style>
    <style:style style:name="T109" style:family="text">
      <style:text-properties officeooo:rsid="00496bab"/>
    </style:style>
    <style:style style:name="T110" style:family="text">
      <style:text-properties officeooo:rsid="005c5dbb"/>
    </style:style>
    <style:style style:name="T111" style:family="text">
      <style:text-properties officeooo:rsid="005e492a"/>
    </style:style>
    <style:style style:name="T112" style:family="text">
      <style:text-properties officeooo:rsid="006536e5"/>
    </style:style>
    <style:style style:name="T113" style:family="text">
      <style:text-properties officeooo:rsid="006991e6"/>
    </style:style>
    <style:style style:name="T114" style:family="text">
      <style:text-properties officeooo:rsid="0019b0b0"/>
    </style:style>
    <style:style style:name="T115" style:family="text">
      <style:text-properties officeooo:rsid="0069cc4a"/>
    </style:style>
    <style:style style:name="T116" style:family="text">
      <style:text-properties officeooo:rsid="006a80b1"/>
    </style:style>
    <style:style style:name="T117" style:family="text">
      <style:text-properties style:text-position="sub 58%" fo:font-size="13pt" style:font-size-asian="13pt" style:font-size-complex="13pt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officeooo:rsid="00743b9f"/>
    </style:style>
    <style:style style:name="T120" style:family="text">
      <style:text-properties officeooo:rsid="00749b7f"/>
    </style:style>
    <style:style style:name="T121" style:family="text">
      <style:text-properties officeooo:rsid="00766b73"/>
    </style:style>
    <style:style style:name="T122" style:family="text">
      <style:text-properties officeooo:rsid="0076d264"/>
    </style:style>
    <style:style style:name="T123" style:family="text">
      <style:text-properties officeooo:rsid="0077900c"/>
    </style:style>
    <style:style style:name="T124" style:family="text">
      <style:text-properties officeooo:rsid="00789352"/>
    </style:style>
    <style:style style:name="T125" style:family="text">
      <style:text-properties officeooo:rsid="003db727"/>
    </style:style>
    <style:style style:name="T126" style:family="text">
      <style:text-properties style:font-name="Courier 10 Pitch"/>
    </style:style>
    <style:style style:name="T127" style:family="text">
      <style:text-properties style:font-name="Courier 10 Pitch" officeooo:rsid="003db727"/>
    </style:style>
    <style:style style:name="T128" style:family="text">
      <style:text-properties style:font-name="Courier 10 Pitch" fo:font-style="normal" style:font-style-asian="normal" style:font-style-complex="normal"/>
    </style:style>
    <style:style style:name="T129" style:family="text">
      <style:text-properties style:font-name="Courier 10 Pitch" fo:font-style="normal" officeooo:rsid="003db727" style:font-style-asian="normal" style:font-style-complex="normal"/>
    </style:style>
    <style:style style:name="T130" style:family="text">
      <style:text-properties style:font-name="Courier 10 Pitch" fo:font-style="normal" fo:font-weight="bold" officeooo:rsid="003db727" style:font-style-asian="normal" style:font-weight-asian="bold" style:font-style-complex="normal" style:font-weight-complex="bold"/>
    </style:style>
    <style:style style:name="T131" style:family="text">
      <style:text-properties fo:font-size="11pt" fo:font-style="normal" fo:font-weight="bold" officeooo:rsid="00439fb1" style:font-size-asian="11pt" style:font-style-asian="normal" style:font-weight-asian="bold" style:font-size-complex="11pt" style:font-style-complex="normal" style:font-weight-complex="bold"/>
    </style:style>
    <style:style style:name="T132" style:family="text">
      <style:text-properties fo:font-size="11pt" fo:font-style="normal" fo:font-weight="bold" officeooo:rsid="00766b73" style:font-size-asian="11pt" style:font-style-asian="normal" style:font-weight-asian="bold" style:font-size-complex="11pt" style:font-style-complex="normal" style:font-weight-complex="bold"/>
    </style:style>
    <style:style style:name="T133" style:family="text">
      <style:text-properties fo:font-size="11pt" fo:font-style="normal" fo:font-weight="bold" officeooo:rsid="00773ff9" style:font-size-asian="11pt" style:font-style-asian="normal" style:font-weight-asian="bold" style:font-size-complex="11pt" style:font-style-complex="normal" style:font-weight-complex="bold"/>
    </style:style>
    <style:style style:name="T134" style:family="text">
      <style:text-properties fo:font-size="11pt" fo:font-style="normal" fo:font-weight="bold" officeooo:rsid="00774706" style:font-size-asian="11pt" style:font-style-asian="normal" style:font-weight-asian="bold" style:font-size-complex="11pt" style:font-style-complex="normal" style:font-weight-complex="bold"/>
    </style:style>
    <style:style style:name="T135" style:family="text">
      <style:text-properties fo:font-size="11pt" fo:font-style="normal" fo:font-weight="normal" officeooo:rsid="00774706" style:font-size-asian="11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fo:font-weight="normal" officeooo:rsid="007d4f38" style:font-size-asian="11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weight="bold" style:font-size-asian="11pt" style:font-weight-asian="bold"/>
    </style:style>
    <style:style style:name="T138" style:family="text">
      <style:text-properties fo:font-size="11pt" fo:font-weight="bold" officeooo:rsid="00466ecb" style:font-size-asian="11pt" style:font-weight-asian="bold" style:font-size-complex="11pt" style:font-weight-complex="bold"/>
    </style:style>
    <style:style style:name="T139" style:family="text">
      <style:text-properties fo:font-size="11pt" fo:font-weight="bold" officeooo:rsid="00773ff9" style:font-size-asian="11pt" style:font-weight-asian="bold" style:font-size-complex="11pt" style:font-weight-complex="bold"/>
    </style:style>
    <style:style style:name="T140" style:family="text">
      <style:text-properties fo:font-size="11pt" fo:font-weight="normal" officeooo:rsid="00773ff9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 <text:s/>- IUT Montpellier <text:s text:c="11"/><text:span text:style-name="T1"><text:s text:c="2"/>Programmation Fonctionnelle <text:s text:c="20"/></text:span><text:span text:style-name="T4">26</text:span><text:span text:style-name="T2"> </text:span><text:span text:style-name="T3">mars</text:span><text:span text:style-name="T2"> 20</text:span><text:span text:style-name="T5">20</text:span><text:span text:style-name="T1"> <text:s text:c="3"/></text:span></text:p>
      <text:p text:style-name="Standard">Département Informatique <text:span text:style-name="T2">2ème année <text:s text:c="13"/></text:span><text:span text:style-name="T3">Contrôle</text:span><text:span text:style-name="T13"> <text:s text:c="45"/></text:span><text:span text:style-name="T30">durée : 1h 30</text:span></text:p>
      <text:p text:style-name="Standard"><text:s/></text:p>
      <text:p text:style-name="P87">Entête à remplir obligatoirement :</text:p>
      <text:p text:style-name="P87">–----------------------------- </text:p>
      <text:p text:style-name="P88">Nom, prénom : </text:p>
      <text:p text:style-name="P88">Groupe : </text:p>
      <text:p text:style-name="P88">Id INE : </text:p>
      <text:p text:style-name="P88">Numéros des questions reçues :</text:p>
      <text:p text:style-name="P86"><text:span text:style-name="T37">–---------------------------------</text:span><text:span text:style-name="T36"> <text:s/></text:span><text:span text:style-name="T137"><text:tab/></text:span></text:p>
      <text:p text:style-name="P86"><text:span text:style-name="T137"/></text:p>
      <text:p text:style-name="P50">Exercice 1 <text:s text:c="3"/>Évaluation d’une expression</text:p>
      <text:p text:style-name="P62">Dans cet exercice, répondez uniquement à votre question </text:p>
      <text:p text:style-name="P52"><text:s/></text:p>
      <text:p text:style-name="P39"><text:span text:style-name="T13">Q</text:span><text:span text:style-name="T14">1-1</text:span>. <text:span text:style-name="T75">En utilisant</text:span> les opérateurs binaires <text:span text:style-name="T75">habituels et les valeurs indiquées des variables, évaluez l’expression :</text:span></text:p>
      <text:p text:style-name="P36"><text:s text:c="53"/><text:span text:style-name="T34">a <text:s/>b / c + d e - * a b / c + d e - * -</text:span></text:p>
      <text:p text:style-name="P67"/>
      <text:p text:style-name="P35"><text:span text:style-name="T34">avec </text:span><text:s text:c="2"/><text:span text:style-name="T34">a</text:span> = <text:span text:style-name="T75">6</text:span>, <text:s/><text:span text:style-name="T34">b</text:span> = <text:span text:style-name="T75">2</text:span>, <text:s/><text:span text:style-name="T34">c = 3, <text:s/>d = 14, <text:s text:c="2"/>e = 8 </text:span></text:p>
      <text:p text:style-name="P35"/>
      <text:p text:style-name="P43"><text:span text:style-name="T13">Q1-</text:span><text:span text:style-name="T14">2</text:span>. En supposant les opérateurs binaires, donnez l'arbre syntaxique, l’expression préfixée correspondante à l'expression <text:span text:style-name="T112">classique (attention à la priorité des opérations d’un même niveau) </text:span>:</text:p>
      <text:p text:style-name="P70"><text:s text:c="3"/>(x – 5)/(y-4) + (x + y + 6)*y*(z-y-8)</text:p>
      <text:p text:style-name="P42"/>
      <text:p text:style-name="P42"><text:span text:style-name="T13">Q1-</text:span><text:span text:style-name="T14">3</text:span>. En supposant les opérateurs binaires, donnez l'arbre syntaxique <text:span text:style-name="T112">et</text:span> l’expression <text:s/>postfixée correspondante à l'expression <text:span text:style-name="T112">classique (attention à la priorité des opérations d’un même niveau) </text:span>:</text:p>
      <text:p text:style-name="P70"><text:s text:c="3"/>(x – 5)/(y-4) + (x + y + 6)*y*(z-y-8)</text:p>
      <text:p text:style-name="P37"><text:s text:c="2"/></text:p>
      <text:p text:style-name="P44"><text:span text:style-name="T19">Q1-4.</text:span><text:span text:style-name="T13"> </text:span>En supposant les opérateurs binaires, donnez l'expression <text:s/>postfixée pour l'expression :</text:p>
      <text:p text:style-name="P44"><text:s text:c="53"/>+/-<text:span text:style-name="T113">a3</text:span>-<text:span text:style-name="T113">b</text:span>4*+<text:span text:style-name="T113">a</text:span>+<text:span text:style-name="T113">b</text:span>6*<text:span text:style-name="T113">b</text:span>-<text:span text:style-name="T113">c</text:span>-<text:span text:style-name="T113">b5</text:span></text:p>
      <text:p text:style-name="P44"/>
      <text:p text:style-name="P44"><text:span text:style-name="T19">Q1-5.</text:span><text:span text:style-name="T13"> </text:span>En supposant les opérateurs binaires, donnez l' expression <text:s/>symétrique pour l'expression :</text:p>
      <text:p text:style-name="P44"><text:s text:c="53"/>+/-<text:span text:style-name="T113">a3</text:span>-<text:span text:style-name="T113">b</text:span>4*+<text:span text:style-name="T113">a</text:span>+<text:span text:style-name="T113">b</text:span>6*<text:span text:style-name="T113">b</text:span>-<text:span text:style-name="T113">c</text:span>-<text:span text:style-name="T113">b5</text:span></text:p>
      <text:p text:style-name="P44"/>
      <text:p text:style-name="P47"><text:span text:style-name="T13">Q</text:span><text:span text:style-name="T14">1-</text:span><text:span text:style-name="T28">6</text:span>. <text:span text:style-name="T75">En utilisant</text:span> les opérateurs binaires <text:span text:style-name="T75">habituels et les valeurs indiquées des variables, évaluez l’expression :</text:span></text:p>
      <text:p text:style-name="P47"><text:s text:c="53"/><text:span text:style-name="T34">a <text:s/>b / c + d e - * a b / c + d e - * - </text:span></text:p>
      <text:p text:style-name="P68"/>
      <text:p text:style-name="P53"><text:span text:style-name="T34">avec </text:span><text:s text:c="2"/><text:span text:style-name="T34">a</text:span> = <text:span text:style-name="T110">4</text:span>, <text:s/><text:span text:style-name="T34">b</text:span> = <text:span text:style-name="T75">2</text:span>, <text:s/><text:span text:style-name="T34">c = 4, <text:s/>d = 10, <text:s text:c="2"/>e = 8 </text:span></text:p>
      <text:p text:style-name="P51"/>
      <text:p text:style-name="P51"/>
      <text:p text:style-name="P45"><text:span text:style-name="T13">Exercice 2 <text:s text:c="2"/></text:span><text:span text:style-name="T25">Récursivité</text:span><text:span text:style-name="T120"> </text:span></text:p>
      <text:p text:style-name="P62">Dans cet exercice, répondez uniquement à votre question </text:p>
      <text:p text:style-name="P45"/>
      <text:p text:style-name="P46"><text:span text:style-name="T46">Q</text:span><text:span text:style-name="T48">2-</text:span><text:span text:style-name="T45">1</text:span><text:span text:style-name="T55">. </text:span>Donnez la fonction récursive <text:span text:style-name="T83"><text:s/>(</text:span><text:span text:style-name="T92">pairL? </text:span><text:span text:style-name="T83"><text:s/>L)</text:span> <text:s/>qui retourne vrai <text:s/><text:span text:style-name="T121">si</text:span> chaque élément de la liste <text:span text:style-name="T6">L </text:span><text:span text:style-name="T78">est pair et faux sinon</text:span><text:span text:style-name="T76">.</text:span> <text:s/>Exemple :</text:p>
      <text:p text:style-name="P46">&gt; (define M '(1 2 3 4 20))</text:p>
      <text:p text:style-name="P46">&gt; (<text:span text:style-name="T121">pairL?</text:span> M)</text:p>
      <text:p text:style-name="P19">#f</text:p>
      <text:p text:style-name="P61"/>
      <text:p text:style-name="P22"><text:span text:style-name="T79">Q</text:span><text:span text:style-name="T78">2-</text:span><text:span text:style-name="T80">2</text:span><text:span text:style-name="T79">.</text:span><text:span text:style-name="T102"> </text:span><text:span text:style-name="T30">Donnez la fonction récursive</text:span> <text:span text:style-name="T76"><text:s/>(</text:span><text:span text:style-name="T80">octal</text:span><text:span text:style-name="T78">? </text:span><text:span text:style-name="T76"><text:s/></text:span><text:span text:style-name="T80">X</text:span><text:span text:style-name="T76">)</text:span> <text:s/><text:span text:style-name="T30">qui retourne vrai </text:span><text:span text:style-name="T32">si X est un nombre en octal et faux sinon </text:span><text:span text:style-name="T33">(les chiffres doivent être ente 0 et 7).</text:span></text:p>
      <text:p text:style-name="P18"/>
      <text:p text:style-name="P30"><text:span text:style-name="T131">Q</text:span><text:span text:style-name="T132">2-</text:span><text:span text:style-name="T133">3</text:span><text:span text:style-name="T131">. </text:span><text:span text:style-name="T135">Soit L une liste de nombres.</text:span><text:span text:style-name="T134"> </text:span><text:span text:style-name="T136">Proposez une solution pour</text:span><text:span text:style-name="T138"> </text:span><text:span text:style-name="T139">(moyenne L) <text:s/></text:span><text:span text:style-name="T140">qui</text:span><text:span text:style-name="T139"> </text:span><text:span text:style-name="T140">retourne la moyenne de ces valeurs. </text:span></text:p>
      <text:p text:style-name="P25"><text:soft-page-break/></text:p>
      <text:p text:style-name="P8"><text:span text:style-name="T93">Q</text:span><text:span text:style-name="T92">2-</text:span><text:span text:style-name="T94">4</text:span><text:span text:style-name="T93">. <text:s/></text:span><text:span text:style-name="T103">Soit L une liste. </text:span><text:span text:style-name="T102">Écrivez la fonction</text:span><text:span text:style-name="T93"> (</text:span><text:span text:style-name="T95">inverser</text:span><text:span text:style-name="T93"> L) </text:span><text:span text:style-name="T12"><text:s/></text:span><text:span text:style-name="T102">qui retourne </text:span><text:span text:style-name="T104">la</text:span><text:span text:style-name="T102"> liste d</text:span><text:span text:style-name="T104">es</text:span><text:span text:style-name="T102"> </text:span><text:span text:style-name="T104">éléments </text:span><text:span text:style-name="T105">de L </text:span><text:span text:style-name="T104">dans l'ordre inversé. Pour la liste <text:s text:c="2"/>(‘’a’’ ‘’b’’ ‘’c’’ ) cette fonction doit retourner <text:s/>(‘’c’’ ‘’b’’ ‘’a’’).</text:span><text:span text:style-name="T95"> </text:span></text:p>
      <text:p text:style-name="P29"/>
      <text:p text:style-name="P9"><text:span text:style-name="T93">Q</text:span><text:span text:style-name="T92">2-</text:span><text:span text:style-name="T94">5</text:span><text:span text:style-name="T13">.</text:span> <text:s/><text:span text:style-name="T103">Soit L une liste </text:span><text:span text:style-name="T105">quelconque (elle peut contenir des éléments de types variés)</text:span><text:span text:style-name="T103">. </text:span><text:span text:style-name="T35">Écrivez</text:span> la fonction <text:s/><text:span text:style-name="T26">(nb_str L)</text:span><text:span text:style-name="T123"> qui retourne le nombre de chaînes de caractères dans L. </text:span></text:p>
      <text:p text:style-name="P60"/>
      <text:p text:style-name="P21"><text:span text:style-name="T79">Q</text:span><text:span text:style-name="T78">2-</text:span><text:span text:style-name="T82">6</text:span><text:span text:style-name="T79">. </text:span><text:span text:style-name="T103">S Écrivez la fonction (</text:span><text:span text:style-name="T81">valeur</text:span><text:span text:style-name="T103"> <text:s/></text:span><text:span text:style-name="T106">N</text:span><text:span text:style-name="T103">) <text:s/>qui retourne la </text:span><text:span text:style-name="T106">valeur décimale</text:span><text:span text:style-name="T103"> de l'entier </text:span><text:span text:style-name="T106">N</text:span><text:span text:style-name="T103"> </text:span><text:span text:style-name="T106">codé en octal</text:span><text:span text:style-name="T103">. Exemple : </text:span></text:p>
      <text:p text:style-name="P12"><text:span text:style-name="T108">&gt; </text:span><text:span text:style-name="T103">(</text:span><text:span text:style-name="T106">valeur</text:span><text:span text:style-name="T103"> <text:s/>2617)</text:span></text:p>
      <text:p text:style-name="P12"><text:span text:style-name="T103"><text:s text:c="3"/>→ <text:s/>1</text:span><text:span text:style-name="T107">423</text:span><text:span text:style-name="T103"> <text:s text:c="37"/></text:span></text:p>
      <text:p text:style-name="P72"/>
      <text:p text:style-name="P7"><text:span text:style-name="T13">Q</text:span><text:span text:style-name="T27">2-7</text:span><text:span text:style-name="T13">.</text:span> <text:span text:style-name="T125">Soit L une </text:span><text:span text:style-name="T10">liste de nombres</text:span><text:span text:style-name="T125"> qui contient des nombres et des listes de nombres. Par exemple : </text:span></text:p>
      <text:p text:style-name="P7"><text:span text:style-name="T127">(define L '(2 1 (4 (5 8)) ((7 6 (0) 6)) 3 (1))</text:span><text:span text:style-name="T125"> </text:span></text:p>
      <text:p text:style-name="P7"><text:span text:style-name="T125">Ecrivez</text:span> la fonction <text:span text:style-name="T128">(</text:span><text:span text:style-name="T130">somme</text:span><text:span text:style-name="T128"> </text:span><text:span text:style-name="T129">L</text:span><text:span text:style-name="T128">)</text:span><text:span text:style-name="T126"> </text:span>qui additionne <text:span text:style-name="T114">les éléments d'une liste de nombres quelque soit le niveau des éléments (des nombres).</text:span></text:p>
      <text:p text:style-name="P63"/>
      <text:p text:style-name="P20"/>
      <text:p text:style-name="P17"><text:span text:style-name="T111">Exercice 3 </text:span>Une suite sur les moyennes</text:p>
      <text:p text:style-name="P17"/>
      <text:p text:style-name="P1"><text:s/>On défini la suite <text:span text:style-name="T6">G</text:span> dont l'élément d'indice<text:span text:style-name="T6"> n </text:span><text:span text:style-name="T7">(n&gt;2)</text:span> est <text:span text:style-name="T6">la </text:span><text:span text:style-name="T9">moyenne</text:span><text:span text:style-name="T6"> des trois éléments </text:span><text:span text:style-name="T7">précédents</text:span><text:span text:style-name="T38"> </text:span>de la suite. <text:s/><text:span text:style-name="T38">Pour les premières valeurs : G</text:span><text:span text:style-name="T6">(0) = -</text:span><text:span text:style-name="T9">50</text:span> <text:s/>et <text:s/><text:span text:style-name="T74">G</text:span><text:span text:style-name="T6">(1) = -</text:span><text:span text:style-name="T9">25</text:span><text:span text:style-name="T6"> <text:s/></text:span><text:span text:style-name="T77">et <text:s/></text:span><text:span text:style-name="T8">G(2) = 1</text:span><text:span text:style-name="T9">00</text:span>.</text:p>
      <text:p text:style-name="P28"/>
      <text:p text:style-name="P81"><text:span text:style-name="T40">Q</text:span><text:span text:style-name="T44">3</text:span><text:span text:style-name="T46">-</text:span><text:span text:style-name="T47">1</text:span><text:span text:style-name="T40">.</text:span><text:span text:style-name="T13"> </text:span><text:s/><text:span text:style-name="T35">Écrivez</text:span> la fonction <text:span text:style-name="T38">récursive (</text:span><text:span text:style-name="T83">G-</text:span><text:span text:style-name="T84">rec</text:span><text:span text:style-name="T7"> n) </text:span><text:s/>en scheme <text:span text:style-name="T111">qui calcule l’élément d’indice n de la suite</text:span>.</text:p>
      <text:p text:style-name="P16"><text:s/></text:p>
      <text:p text:style-name="P81"><text:span text:style-name="T40">Q</text:span><text:span text:style-name="T44">3</text:span><text:span text:style-name="T41">-2</text:span><text:span text:style-name="T40">.</text:span> <text:span text:style-name="T35">Écrivez</text:span> la fonction (<text:span text:style-name="T83">nb-add-G</text:span><text:span text:style-name="T6"> <text:s/>n)</text:span> qui retourne le nombre d'additions nécessaires <text:span text:style-name="T109"><text:s/>pour </text:span>calculer <text:span text:style-name="T6">G(n)</text:span>.</text:p>
      <text:p text:style-name="P66"/>
      <text:p text:style-name="P81"><text:span text:style-name="T40">Q</text:span><text:span text:style-name="T44">3</text:span><text:span text:style-name="T41">-3</text:span><text:span text:style-name="T40">.</text:span><text:span text:style-name="T13"> </text:span><text:s/><text:span text:style-name="T35">Écrivez</text:span> la fonction <text:span text:style-name="T38">itérative (</text:span><text:span text:style-name="T83">G-</text:span><text:span text:style-name="T84">it</text:span><text:span text:style-name="T7"> n) </text:span><text:s/><text:span text:style-name="T38">sans utiliser la récursivité</text:span>.</text:p>
      <text:p text:style-name="P65"/>
      <text:p text:style-name="P82"><text:span text:style-name="T39">Q</text:span><text:span text:style-name="T69">3</text:span><text:span text:style-name="T58">-</text:span><text:span text:style-name="T68">4</text:span><text:span text:style-name="T39">.</text:span> <text:span text:style-name="T59"><text:s/></text:span><text:span text:style-name="T62">Donn</text:span><text:span text:style-name="T60">ez</text:span><text:span text:style-name="T59"> la fonction </text:span><text:span text:style-name="T70">(moyenneG n)</text:span><text:span text:style-name="T63"> </text:span><text:span text:style-name="T62">qui <text:s/>retourne</text:span><text:span text:style-name="T61"> </text:span><text:span text:style-name="T63">la valeur moyenne de </text:span><text:span text:style-name="T64">tous le</text:span><text:span text:style-name="T63">s éléments de la suite de 0 à l’indice n (attention, le premier élément a l’indice 0)</text:span></text:p>
      <text:p text:style-name="P26"/>
      <text:p text:style-name="P83"><text:span text:style-name="T39">Q</text:span><text:span text:style-name="T69">3</text:span><text:span text:style-name="T58">-</text:span><text:span text:style-name="T71">5</text:span><text:span text:style-name="T39">.</text:span> <text:span text:style-name="T59"><text:s/></text:span><text:span text:style-name="T64">Ecrivez également</text:span><text:span text:style-name="T59"> la fonction </text:span><text:span text:style-name="T70">(</text:span><text:span text:style-name="T71">trier</text:span><text:span text:style-name="T70">G n)</text:span><text:span text:style-name="T63"> </text:span><text:span text:style-name="T62">qui <text:s/></text:span><text:span text:style-name="T64">retourne une liste avec les</text:span><text:span text:style-name="T61"> </text:span><text:span text:style-name="T64"><text:s/></text:span><text:span text:style-name="T63">éléments de la suite de 0 à l’indice n </text:span><text:span text:style-name="T72">et la liste est triée</text:span><text:span text:style-name="T64">.</text:span></text:p>
      <text:p text:style-name="P54"/>
      <text:p text:style-name="P15"><text:span text:style-name="T115">Exercice 4</text:span>. <text:s/><text:span text:style-name="T115">Conversion binaire-hexadécimale</text:span></text:p>
      <text:p text:style-name="P55"/>
      <text:p text:style-name="P2">Supposons une liste L.</text:p>
      <text:p text:style-name="P55"/>
      <text:p text:style-name="P6"><text:span text:style-name="T13">Q</text:span><text:span text:style-name="T25">4</text:span><text:span text:style-name="T13">-</text:span><text:span text:style-name="T15">1</text:span><text:span text:style-name="T13">.</text:span> <text:span text:style-name="T122">Donnez</text:span> la fonction (<text:span text:style-name="T13">bits ?</text:span> L) qui retourne vrai (#t) si son argument est une liste de bits (0 ou 1) et faux (#f) autrement.</text:p>
      <text:p text:style-name="P31"/>
      <text:p text:style-name="P5"><text:span text:style-name="T13">Q</text:span><text:span text:style-name="T25">4</text:span><text:span text:style-name="T13">-</text:span><text:span text:style-name="T15">2</text:span><text:span text:style-name="T13">.</text:span> Ecrivez la fonction (<text:span text:style-name="T13">first4</text:span> L) qui retourne la liste des 4 premiers bits <text:s/>de L. </text:p>
      <text:p text:style-name="P71"/>
      <text:p text:style-name="P38"><text:span text:style-name="T40">Q</text:span><text:span text:style-name="T44">4</text:span><text:span text:style-name="T40">-</text:span><text:span text:style-name="T42">3</text:span><text:span text:style-name="T40">.</text:span><text:span text:style-name="T39"> Ecrivez la fonction (</text:span><text:span text:style-name="T40">suite</text:span><text:span text:style-name="T39"> L) qui retourne la liste des bits de L sans les 4 premiers bits.</text:span></text:p>
      <text:p text:style-name="P34"/>
      <text:p text:style-name="P49"><text:span text:style-name="T40">Q</text:span><text:span text:style-name="T44">4</text:span><text:span text:style-name="T40">-</text:span><text:span text:style-name="T42">4</text:span><text:span text:style-name="T40">.</text:span><text:span text:style-name="T39"> </text:span>Ecrivez la fonction (<text:span text:style-name="T13">hexalist</text:span><text:span text:style-name="T24">e</text:span> L) qui accepte une liste de bits en argument et qui retourne la liste des symboles hexadécimaux correspondants. <text:span text:style-name="T65">S</text:span><text:span text:style-name="T59">upposons que la longueur de L est divisible par 4. Les </text:span><text:span text:style-name="T66">chiffre</text:span><text:span text:style-name="T59">s hexadécima</text:span><text:span text:style-name="T66">ux</text:span><text:span text:style-name="T59"> peuvent être représentées en utilisant les chiffres entre 0 et 9 puis les </text:span><text:span text:style-name="T67">chaînes de </text:span><text:span text:style-name="T59">caractères ''A'', ''B '', ..., ''F''</text:span></text:p>
      <text:p text:style-name="P41">Exemple : <text:s text:c="2"/></text:p>
      <text:p text:style-name="P41"><text:s text:c="18"/>(define LB (list 0 0 1 0 0 1 0 0 1 1 0 1))</text:p>
      <text:p text:style-name="P40"><text:span text:style-name="T122"><text:s text:c="18"/>L</text:span>a réponse de <text:s text:c="3"/>(hexa_list LB) <text:s text:c="4"/>est : <text:s text:c="8"/>(2 4 ''D'')</text:p>
      <text:p text:style-name="P58"><text:soft-page-break/></text:p>
      <text:p text:style-name="P57"><text:span text:style-name="T40">Q</text:span><text:span text:style-name="T44">4</text:span><text:span text:style-name="T40">-</text:span><text:span text:style-name="T43">5</text:span><text:span text:style-name="T40">.</text:span><text:span text:style-name="T39"> Ecrivez la fonction </text:span><text:span text:style-name="T43">(binliste H)</text:span><text:span text:style-name="T57"> qui prend une liste H <text:s/>de symboles hexadécimaux (comme le résultat de l‘exercice Q3-4.) et qui retourne la liste de bits correspondante (qui fait alors la conversion inverse).</text:span></text:p>
      <text:p text:style-name="P4"/>
      <text:p text:style-name="P59"/>
      <text:p text:style-name="P64"/>
      <text:p text:style-name="P74"><text:span text:style-name="T29">Exercice </text:span><text:span text:style-name="T25">5</text:span><text:span text:style-name="T13">.</text:span> <text:s/><text:span text:style-name="T16">Tri par sélection </text:span></text:p>
      <text:p text:style-name="P69"/>
      <text:p text:style-name="P78"><text:span text:style-name="T13">Q</text:span><text:span text:style-name="T25">5</text:span><text:span text:style-name="T16">-1</text:span><text:span text:style-name="T13">.</text:span><text:span text:style-name="T30"> Proposez la fonction</text:span><text:span text:style-name="T13"> (min_</text:span><text:span text:style-name="T18">liste</text:span><text:span text:style-name="T13"> L) <text:s/></text:span><text:span text:style-name="T30">qui </text:span><text:span text:style-name="T31">retourne la valeur minimale d’</text:span><text:span text:style-name="T30"> une liste non vide de nombres.</text:span></text:p>
      <text:p text:style-name="P75"/>
      <text:p text:style-name="P79"><text:span text:style-name="T13">Q</text:span><text:span text:style-name="T25">5</text:span><text:span text:style-name="T16">-</text:span><text:span text:style-name="T18">2</text:span><text:span text:style-name="T13">.</text:span><text:span text:style-name="T30"> Proposez la fonction (</text:span><text:span text:style-name="T18">sans</text:span><text:span text:style-name="T13">_</text:span><text:span text:style-name="T18">min</text:span><text:span text:style-name="T30"> L) <text:s/>qui </text:span><text:span text:style-name="T31">retourne la</text:span><text:span text:style-name="T30"> liste </text:span><text:span text:style-name="T31">privée de son plus petit élément.</text:span></text:p>
      <text:p text:style-name="P76"><text:s/></text:p>
      <text:p text:style-name="P80"><text:span text:style-name="T13">Q</text:span><text:span text:style-name="T25">5</text:span><text:span text:style-name="T16">-</text:span><text:span text:style-name="T22">3</text:span><text:span text:style-name="T13">.</text:span> Proposez la fonction (<text:span text:style-name="T13">min_first</text:span> L) <text:s/>qui, étant donnée une liste non vide de nombres, rend la <text:s/>liste contenant son minimum <text:span text:style-name="T6">en première position</text:span>. Par exemple :</text:p>
      <text:p text:style-name="P80">&gt; (min_first ’(10 3 5 2 4 2)) <text:s text:c="2"/>→ <text:s text:c="4"/>(2 10 3 5 2 4))</text:p>
      <text:p text:style-name="P73"/>
      <text:p text:style-name="P80"><text:span text:style-name="T13">Q</text:span><text:span text:style-name="T25">5</text:span><text:span text:style-name="T17">-</text:span><text:span text:style-name="T22">4</text:span><text:span text:style-name="T13">.</text:span> Écrivez la fonction (<text:span text:style-name="T13">tri-selection</text:span> L) qui, étant donnée une liste de nombres, retourne la liste de ces nombres en ordre croissant. Par exemple :</text:p>
      <text:p text:style-name="P80">&gt; (tri-selection ’(10 3 5 2 4 2)) -&gt; (2 2 3 4 5 10)</text:p>
      <text:p text:style-name="P80"/>
      <text:p text:style-name="P80"><text:span text:style-name="T119">Programm</text:span>ez le tri par sélection : on sélectionne le minimum de la liste, on trie la liste restante et on met le minimum <text:span text:style-name="T124">trouvé </text:span>en tête de la liste triée.</text:p>
      <text:p text:style-name="P77"/>
      <text:p text:style-name="P13"><text:span text:style-name="T13">Exercice </text:span><text:span text:style-name="T25">6</text:span><text:span text:style-name="T20">. <text:s/></text:span><text:span text:style-name="T13">Conversion </text:span><text:span text:style-name="T22">binaire-décimale</text:span><text:span text:style-name="T13">, </text:span><text:span text:style-name="T22">additionneur binaire</text:span></text:p>
      <text:p text:style-name="P23"/>
      <text:p text:style-name="P32"><text:span text:style-name="T13">Q</text:span><text:span text:style-name="T25">6</text:span><text:span text:style-name="T13">-</text:span><text:span text:style-name="T15">1</text:span><text:span text:style-name="T13">.</text:span> Écrivez la fonction (<text:span text:style-name="T13">bits ?</text:span> L) qui retourne vrai (#t) si son argument est une liste de bits (0 ou 1)</text:p>
      <text:p text:style-name="P32">et faux (#f) autrement.</text:p>
      <text:p text:style-name="P33"/>
      <text:p text:style-name="P11"><text:span text:style-name="T13">Q</text:span><text:span text:style-name="T25">6</text:span><text:span text:style-name="T21">-</text:span><text:span text:style-name="T22">2</text:span><text:span text:style-name="T13">.</text:span> <text:s/><text:span text:style-name="T35">Écrivez</text:span> la fonction <text:span text:style-name="T6">(</text:span><text:span text:style-name="T85">v</text:span><text:span text:style-name="T86">dec</text:span><text:span text:style-name="T83"> L)</text:span> qui retourne la <text:span text:style-name="T35">valeur décimale associée à la liste de bits L. Dans cette </text:span>liste, <text:span text:style-name="T35">le premier élément est le bit de poids le plus fort. </text:span><text:s/><text:span text:style-name="T35">Pour la liste (1 1 0), la fonction doit retourner 6.</text:span></text:p>
      <text:p text:style-name="P56"/>
      <text:p text:style-name="P14">On veut réaliser un additionneur binaires. <text:s/><text:span text:style-name="T116">Supposons </text:span><text:span text:style-name="T11">deux listes de bits</text:span><text:span text:style-name="T116"> <text:s/>A <text:s/>et <text:s/>B <text:s/>qui représentent les opérandes. </text:span>Pour rappeler, voici la table de vérité de l’additionneur<text:span text:style-name="T13"> sur une position </text:span><text:span text:style-name="T23">k </text:span><text:span text:style-name="T13">donnée</text:span>. <text:span text:style-name="T116">La colonne « sortie » donne le bit correspondant dans le résultat, mais il ne faut pas oublier qu’un reste peut se produire (à rapporter sur la position suivante).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5">Sortie<text:span text:style-name="T117"> k</text:span> </text:p>
          </table:table-cell>
          <table:table-cell table:style-name="Tableau1.A1" office:value-type="string">
            <text:p text:style-name="P85">Reste<text:span text:style-name="T117"> k</text:span></text:p>
          </table:table-cell>
          <table:table-cell table:style-name="Tableau1.A1" office:value-type="string">
            <text:p text:style-name="P85"/>
          </table:table-cell>
          <table:table-cell table:style-name="Tableau1.A1" office:value-type="string">
            <text:p text:style-name="P85">A<text:span text:style-name="T117"> k</text:span> </text:p>
          </table:table-cell>
          <table:table-cell table:style-name="Tableau1.A1" office:value-type="string">
            <text:p text:style-name="P85">B<text:span text:style-name="T117"> k</text:span></text:p>
          </table:table-cell>
          <table:table-cell table:style-name="Tableau1.F1" office:value-type="string">
            <text:p text:style-name="P85">Reste<text:span text:style-name="T118"> </text:span><text:span text:style-name="T117">k-1</text:span></text:p>
          </table:table-cell>
        </table:table-row>
        <table:table-row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0</text:p>
          </table:table-cell>
          <table:table-cell table:style-name="Tableau1.F2" office:value-type="string">
            <text:p text:style-name="P84">0</text:p>
          </table:table-cell>
        </table:table-row>
        <table:table-row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0</text:p>
          </table:table-cell>
          <table:table-cell table:style-name="Tableau1.F2" office:value-type="string">
            <text:p text:style-name="P84">1</text:p>
          </table:table-cell>
        </table:table-row>
        <table:table-row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1</text:p>
          </table:table-cell>
          <table:table-cell table:style-name="Tableau1.F2" office:value-type="string">
            <text:p text:style-name="P84">0</text:p>
          </table:table-cell>
        </table:table-row>
        <table:table-row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1</text:p>
          </table:table-cell>
          <table:table-cell table:style-name="Tableau1.F2" office:value-type="string">
            <text:p text:style-name="P84">1</text:p>
          </table:table-cell>
        </table:table-row>
        <table:table-row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0</text:p>
          </table:table-cell>
          <table:table-cell table:style-name="Tableau1.F2" office:value-type="string">
            <text:p text:style-name="P84">0</text:p>
          </table:table-cell>
        </table:table-row>
        <table:table-row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0</text:p>
          </table:table-cell>
          <table:table-cell table:style-name="Tableau1.F2" office:value-type="string">
            <text:p text:style-name="P84">1</text:p>
          </table:table-cell>
        </table:table-row>
        <table:table-row>
          <table:table-cell table:style-name="Tableau1.A2" office:value-type="string">
            <text:p text:style-name="P84">0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1</text:p>
          </table:table-cell>
          <table:table-cell table:style-name="Tableau1.F2" office:value-type="string">
            <text:p text:style-name="P84">0</text:p>
          </table:table-cell>
        </table:table-row>
        <table:table-row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1</text:p>
          </table:table-cell>
          <table:table-cell table:style-name="Tableau1.F2" office:value-type="string">
            <text:p text:style-name="P84">1</text:p>
          </table:table-cell>
        </table:table-row>
      </table:table>
      <text:p text:style-name="P3"><text:s/></text:p>
      <text:p text:style-name="P24"/>
      <text:p text:style-name="P10"><text:span text:style-name="T83">Q</text:span><text:span text:style-name="T91">6</text:span><text:span text:style-name="T89">-</text:span><text:span text:style-name="T90">3</text:span><text:span text:style-name="T83">.</text:span><text:span text:style-name="T96"> </text:span><text:span text:style-name="T97">Écrivez</text:span><text:span text:style-name="T96"> la fonction </text:span><text:span text:style-name="T83">(</text:span><text:span text:style-name="T88">reste</text:span><text:span text:style-name="T83"> </text:span><text:span text:style-name="T88">A </text:span><text:span text:style-name="T87"><text:s/></text:span><text:span text:style-name="T88">B</text:span><text:span text:style-name="T83">) </text:span><text:span text:style-name="T96">qui </text:span><text:span text:style-name="T99">retourne le reste final après l’addition de A et B. <text:s/></text:span><text:span text:style-name="T98"><text:s/>Pour simplifier, </text:span><text:soft-page-break/><text:span text:style-name="T98">on suppose que les deux listes ont la même longueur</text:span><text:span text:style-name="T99"> </text:span><text:span text:style-name="T101">supérieure à zéro. </text:span><text:span text:style-name="T99">Exemple : après l’addition de (1 0 1) <text:s/>et de (1 1 1), <text:s/>le reste finale <text:s/>est <text:s/>égale <text:s/>à 1. <text:s/></text:span><text:span text:style-name="T100">S</text:span><text:span text:style-name="T99">ur les trois positions, la somme est (1 0 0).</text:span><text:span text:style-name="T100"> </text:span><text:span text:style-name="T99"><text:s/></text:span><text:span text:style-name="T100">Cette fonction peut être <text:s/>utile pour calculer le reste propagé pendant l’addition. </text:span></text:p>
      <text:p text:style-name="P27"/>
      <text:p text:style-name="P48"><text:span text:style-name="T45">Q</text:span><text:span text:style-name="T49">6</text:span><text:span text:style-name="T50">-</text:span><text:span text:style-name="T51">4</text:span><text:span text:style-name="T45">.</text:span><text:span text:style-name="T54"> </text:span><text:span text:style-name="T56">Écrivez</text:span><text:span text:style-name="T54"> la fonction</text:span><text:span text:style-name="T45"> (</text:span><text:span text:style-name="T52">binplus</text:span><text:span text:style-name="T45"> </text:span><text:span text:style-name="T53">A</text:span><text:span text:style-name="T52"> </text:span><text:span text:style-name="T53">B</text:span><text:span text:style-name="T45">)</text:span><text:span text:style-name="T39"> qui </text:span><text:span text:style-name="T73">additionne les deux</text:span><text:span text:style-name="T39"> <text:s/>liste</text:span><text:span text:style-name="T73">s de b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>
      <style:paragraph-properties style:line-height-at-least="0.176cm" fo:orphans="2" fo:widows="2" fo:hyphenation-ladder-count="no-limit">
        <style:tab-stops>
          <style:tab-stop style:position="1.251cm"/>
        </style:tab-stops>
      </style:paragraph-properties>
      <style:text-properties fo:color="#00000a" style:font-name="Tms Rmn" fo:font-family="'Tms Rmn', 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ms Rmn" style:font-family-complex="'Tms Rmn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lnar </meta:initial-creator>
    <meta:creation-date>2012-04-08T10:16:18</meta:creation-date>
    <dc:date>2020-03-25T12:15:05.535637062</dc:date>
    <meta:editing-duration>PT15H19M2S</meta:editing-duration>
    <meta:editing-cycles>125</meta:editing-cycles>
    <meta:generator>LibreOffice/5.1.6.2$Linux_X86_64 LibreOffice_project/10m0$Build-2</meta:generator>
    <meta:document-statistic meta:table-count="1" meta:image-count="0" meta:object-count="0" meta:page-count="4" meta:paragraph-count="124" meta:word-count="1240" meta:character-count="7201" meta:non-whitespace-character-count="5542"/>
  </office:meta>
</office:document-meta>
</file>